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T19" style:parent-style-name="Standardnípísmoodstavce" style:family="text">
      <style:text-properties fo:color="#000000"/>
    </style:style>
    <style:style style:name="T20" style:parent-style-name="Silné" style:family="text">
      <style:text-properties fo:font-weight="normal" style:font-weight-asian="normal"/>
    </style:style>
    <style:style style:name="T21" style:parent-style-name="Silné" style:family="text">
      <style:text-properties fo:font-weight="normal" style:font-weight-asian="normal"/>
    </style:style>
    <style:style style:name="T22" style:parent-style-name="Silné" style:family="text">
      <style:text-properties fo:font-weight="normal" style:font-weight-asian="normal"/>
    </style:style>
    <style:style style:name="T23" style:parent-style-name="Silné" style:family="text">
      <style:text-properties fo:font-weight="normal" style:font-weight-asian="normal"/>
    </style:style>
    <style:style style:name="T24" style:parent-style-name="Silné" style:family="text">
      <style:text-properties fo:font-weight="normal" style:font-weight-asian="normal"/>
    </style:style>
    <style:style style:name="T25" style:parent-style-name="Silné" style:family="text">
      <style:text-properties fo:font-weight="normal" style:font-weight-asian="normal"/>
    </style:style>
    <style:style style:name="P26" style:parent-style-name="podpis" style:family="paragraph">
      <style:paragraph-properties fo:text-align="start" fo:margin-left="0in">
        <style:tab-stops/>
      </style:paragraph-properties>
    </style:style>
    <style:style style:name="P27" style:parent-style-name="podpis" style:family="paragraph">
      <style:paragraph-properties fo:text-align="start" fo:margin-left="0in">
        <style:tab-stops/>
      </style:paragraph-properties>
    </style:style>
    <style:style style:name="P28" style:parent-style-name="podpis" style:family="paragraph">
      <style:paragraph-properties fo:text-align="start" fo:margin-left="0in">
        <style:tab-stops/>
      </style:paragraph-properties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/2023<text:bookmark-end text:name="Text14"/></text:p>
            <text:p text:style-name="Normální">KVOP-7950/2023<text:bookmark-end text:name="Text2"/></text:p>
            <text:p text:style-name="Normální"><text:bookmark-start text:name="Text6"/>28. 02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F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P18" text:outline-level="1">Sdělení o<text:s/>vyřízení žádosti o poskytnutí informace podle zákona č. 106/1999 Sb., o svobodném přístupu k informacím</text:h>
      <text:p text:style-name="Základnítext">Vážený pane F.,</text:p>
      <text:p text:style-name="Základnítext"><text:span text:style-name="T19">dne 20. února 2023 obdržela Kancelář veřejného ochránce práv Vaši žádost podle zákona o svobodném přístupu k informacím.<text:s/></text:span>V ní<text:s/><text:span text:style-name="T20">požadu</text:span><text:span text:style-name="T21">jete poskytnutí smlouvy či jiného ujednání uzavřeného mezi Kanceláří veřejného ochránce práv a Ministerstvem spravedlnosti týkajícího se zpracovávání anotací rozhodnutí Evropského soudu pro lidská práva do databáze eslp.justice.cz.</text:span></text:p>
      <text:p text:style-name="Základnítext"><text:span text:style-name="T22">Kancelář veřejného ochrá</text:span><text:span text:style-name="T23">nce práv poskytla<text:s/></text:span>oprávnění k výkonu práva užít anotace judikatury<text:span text:style-name="T24"><text:s/>Ministerstvu spravedlnosti zápisem ze dne 25. září 2014 sepsaným podle § 19 zákona č. 219/2000 Sb., o majetku České republiky a jejím vystupováním v právních vztazích, a souvisejících předp</text:span><text:span text:style-name="T25">isů.<text:s/></text:span><text:span text:style-name="Silné">Kopii zápisu Vám zasílám v příloze.<text:s/></text:span></text:p>
      <text:p text:style-name="podpis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dokument je elektronicky podepsán)</text:p>
      <text:p text:style-name="podpis"/>
      <text:p text:style-name="podpis"/>
      <text:p text:style-name="podpis"/>
      <text:p text:style-name="podpis"/>
      <text:p text:style-name="podpis"/>
      <text:p text:style-name="P26"/>
      <text:p text:style-name="P27"/>
      <text:p text:style-name="Příloha"/>
      <text:p text:style-name="Příloha">Příloha</text:p>
      <text:p text:style-name="P28">Zápis o poskytnutí oprávnění k výkonu práva užít zaměstnanecká díla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C7RU*</text:span></text:p>
        <text:p text:style-name="P12"><text:span text:style-name="T13">KVOPX00DC7RU</text:span>KVOPX00DC7R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4-20T08:52:00Z</meta:creation-date>
    <dc:date>2023-04-20T08:53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64" meta:character-count="1134" meta:row-count="8" meta:non-whitespace-character-count="972"/>
  </office:meta>
</office:document-meta>
</file>